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211ec7" officeooo:paragraph-rsid="00211ec7"/>
    </style:style>
    <style:style style:name="P2" style:family="paragraph" style:parent-style-name="Text_20_body">
      <style:text-properties officeooo:rsid="001fbfd2" officeooo:paragraph-rsid="001fbfd2"/>
    </style:style>
    <style:style style:name="P3" style:family="paragraph" style:parent-style-name="Text_20_body">
      <style:text-properties officeooo:paragraph-rsid="0022adee"/>
    </style:style>
    <style:style style:name="P4" style:family="paragraph" style:parent-style-name="Text_20_body">
      <style:text-properties officeooo:rsid="0023b108" officeooo:paragraph-rsid="0023b108"/>
    </style:style>
    <style:style style:name="P5" style:family="paragraph" style:parent-style-name="Text_20_body">
      <style:text-properties officeooo:rsid="0026a14e" officeooo:paragraph-rsid="0026a14e"/>
    </style:style>
    <style:style style:name="P6" style:family="paragraph" style:parent-style-name="Text_20_body">
      <style:text-properties style:font-name="Arial" fo:font-size="18.2000007629395pt" fo:font-weight="bold" officeooo:rsid="001e8339" officeooo:paragraph-rsid="0022adee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P7" style:family="paragraph" style:parent-style-name="Heading_20_1">
      <style:text-properties officeooo:rsid="001e8339" officeooo:paragraph-rsid="001e8339"/>
    </style:style>
    <style:style style:name="P8" style:family="paragraph" style:parent-style-name="Heading_20_1">
      <style:text-properties style:font-name="Arial" fo:font-size="18.2000007629395pt" fo:font-weight="bold" officeooo:rsid="001e8339" officeooo:paragraph-rsid="00202537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P9" style:family="paragraph" style:parent-style-name="Heading_20_1">
      <style:text-properties style:font-name="Arial" fo:font-size="18.2000007629395pt" fo:font-weight="bold" officeooo:rsid="001e8339" officeooo:paragraph-rsid="001e8339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P10" style:family="paragraph" style:parent-style-name="Heading_20_3">
      <style:text-properties officeooo:rsid="001fbfd2" officeooo:paragraph-rsid="001fbfd2"/>
    </style:style>
    <style:style style:name="P11" style:family="paragraph" style:parent-style-name="Heading_20_3">
      <style:text-properties officeooo:rsid="0026a14e" officeooo:paragraph-rsid="0026a14e"/>
    </style:style>
    <style:style style:name="P12" style:family="paragraph" style:parent-style-name="Standard">
      <style:text-properties officeooo:rsid="00215fba" officeooo:paragraph-rsid="00215fba"/>
    </style:style>
    <style:style style:name="P13" style:family="paragraph" style:parent-style-name="Standard">
      <style:text-properties officeooo:rsid="0023b108" officeooo:paragraph-rsid="0023b108"/>
    </style:style>
    <style:style style:name="P14" style:family="paragraph" style:parent-style-name="Standard">
      <style:text-properties fo:font-weight="bold" officeooo:rsid="002712c3" officeooo:paragraph-rsid="002712c3" style:font-weight-asian="bold" style:font-weight-complex="bold"/>
    </style:style>
    <style:style style:name="P15" style:family="paragraph" style:parent-style-name="Standard">
      <style:text-properties officeooo:rsid="00202537" officeooo:paragraph-rsid="00202537"/>
    </style:style>
    <style:style style:name="T1" style:family="text">
      <style:text-properties officeooo:rsid="0020a2f5"/>
    </style:style>
    <style:style style:name="T2" style:family="text">
      <style:text-properties officeooo:rsid="00215fba"/>
    </style:style>
    <style:style style:name="T3" style:family="text">
      <style:text-properties officeooo:rsid="00223bf1"/>
    </style:style>
    <style:style style:name="T4" style:family="text">
      <style:text-properties officeooo:rsid="0024d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Sensor Level Privacy</text:p>
      <text:h text:style-name="P10" text:outline-level="3">Introductie</text:h>
      <text:p text:style-name="P2">Deze technieken zijn bestemd voor thermische camera’s.</text:p>
      <text:h text:style-name="P7" text:outline-level="1">Digitization</text:h>
      <text:p text:style-name="P3"><text:span text:style-name="T1">Lichaams temperaturen correleren met de omgeving. Deze temperatuur ranges kunnen d.m.v. hardware worden uitgeknipt. </text:span><text:span text:style-name="T3">De omgevings temperatuur kan gemeten worden, of opgestuurd.</text:span></text:p>
      <text:p text:style-name="P6">Noise</text:p>
      <text:p text:style-name="P1">Thermische camera’s maken gebruik van “bolometers” om omgevings temperatuur te meten en hiermee de beeldkwaliteit te verbeteren. Deze kunnen met modificatie echter ook gebruikt worden om ruis te introduceren. <text:span text:style-name="T2">Waardoor mensen onherkenbaar worden.</text:span></text:p>
      <text:p text:style-name="P12">In software wordt bepaald welke gevoeligheid het meest geschikte beeld vormt.</text:p>
      <text:p text:style-name="P14">Bolometer</text:p>
      <text:h text:style-name="P8" text:outline-level="1">Exposure</text:h>
      <text:p text:style-name="P13">Temperaturen kunnen samengenomen worden door langer 1 beeld op te nemen. Hierdoor vallen sommige temperaturen samen. Dit is overexposure en het tegenovergestelde is ook mogelijk.</text:p>
      <text:p text:style-name="P13">Door onder- en overexposure te combineren kunnen details behouden worden.</text:p>
      <text:p text:style-name="P15">Software oplossing die meerdere beeldopnames vereist. Deze worden gecombineerd </text:p>
      <text:p text:style-name="P14">Over </text:p>
      <text:p text:style-name="P14">Under</text:p>
      <text:h text:style-name="P9" text:outline-level="1">Fusion</text:h>
      <text:p text:style-name="P4"><text:span text:style-name="T4">Digitizatioin c</text:span>ombinatie <text:span text:style-name="T4">met een reguliere camera. =&gt; Neem alleen rondom mensen temperaturen op, geen mensen.</text:span></text:p>
      <text:p text:style-name="P4"/>
      <text:h text:style-name="P11" text:outline-level="3">Wel/Niet Meten</text:h>
      <text:p text:style-name="P5">Wel: Silhouet</text:p>
      <text:p text:style-name="P5">Niet: Gezichts detai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0:13:10.484764518</meta:creation-date>
    <dc:date>2020-07-27T16:32:50.746460000</dc:date>
    <meta:editing-duration>PT38M19S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1" meta:paragraph-count="20" meta:word-count="150" meta:character-count="1121" meta:non-whitespace-character-count="988"/>
  </office:meta>
</office:document-meta>
</file>